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60000016D967E70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833cm" svg:height="8.5cm" svg:x="0.167cm" svg:y="0.1cm">
          <draw:image xlink:href="Pictures/10000201000001C60000016D967E705F.png" xlink:type="simple" xlink:show="embed" xlink:actuate="onLoad">
            <text:p/>
          </draw:image>
        </draw:frame>
        <draw:frame draw:style-name="gr2" draw:text-style-name="P2" draw:layer="layout" svg:width="2.3cm" svg:height="1.65cm" svg:x="4.75cm" svg:y="1.3cm">
          <draw:text-box>
            <text:p><text:span text:style-name="T1">1</text:span></text:p>
          </draw:text-box>
        </draw:frame>
        <draw:frame draw:style-name="gr2" draw:text-style-name="P2" draw:layer="layout" svg:width="2.3cm" svg:height="1.65cm" svg:x="4.75cm" svg:y="4.35cm">
          <draw:text-box>
            <text:p><text:span text:style-name="T1">2</text:span></text:p>
          </draw:text-box>
        </draw:frame>
        <draw:frame draw:style-name="gr2" draw:text-style-name="P2" draw:layer="layout" svg:width="2.3cm" svg:height="1.65cm" svg:x="4.75cm" svg:y="6.9cm">
          <draw:text-box>
            <text:p><text:span text:style-name="T1">3</text:span></text:p>
          </draw:text-box>
        </draw:frame>
        <draw:frame draw:style-name="gr2" draw:text-style-name="P2" draw:layer="layout" svg:width="2.3cm" svg:height="1.65cm" svg:x="10.6cm" svg:y="1.3cm">
          <draw:text-box>
            <text:p><text:span text:style-name="T1">4</text:span></text:p>
          </draw:text-box>
        </draw:frame>
        <draw:frame draw:style-name="gr2" draw:text-style-name="P2" draw:layer="layout" svg:width="2.3cm" svg:height="1.65cm" svg:x="10.6cm" svg:y="4.35cm">
          <draw:text-box>
            <text:p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3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26T13:04:12.180046163</dc:date>
    <dc:creator>youenn </dc:creator>
    <meta:generator>LibreOffice/4.2.6.3$Linux_X86_64 LibreOffice_project/420m0$Build-3</meta:generator>
    <meta:editing-duration>PT1M41S</meta:editing-duration>
    <meta:editing-cycles>3</meta:editing-cycles>
    <meta:document-statistic meta:object-count="6"/>
  </office:meta>
</office:document-meta>
</file>